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CLLogger.isDebugEnabl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LLogger.warn(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LLogger.info( String msg , Object arg0 ,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LLogger.debug( String msg , Object arg0 ,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LLogger.warn( String msg , Object arg0 , Object arg1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CLLogger.getLogger( String logg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CLLogger.JCLLog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LLogger.arrayFormat( String messagePattern , Object [ ] argArray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9">
            <text:p text:style-name="Table_20_Contents">19</text:p>
          </table:table-cell>
          <table:table-cell office:value-type="float" office:value="41">
            <text:p text:style-name="Table_20_Contents">41</text:p>
          </table:table-cell>
        </table:table-row>
        <table:table-row>
          <table:table-cell office:value-type="string">
            <text:p text:style-name="Table_20_Contents">JCLLogger.debug( String msg , Throwable 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LLogger.JCLLogg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CLLogger.setDebugEnabled( boolean 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CLLogger.init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